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6B2F3F73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1cm">
          <draw:text-box>
            <text:p>Julia Roberts <text:s/>(* 1967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10.2cm" svg:height="6.801cm" svg:x="1.05cm" svg:y="2cm">
          <draw:image xlink:href="Pictures/1000000100000FA000000A6B2F3F73C9.png" xlink:type="simple" xlink:show="embed" xlink:actuate="onLoad" draw:mime-type="image/png">
            <text:p/>
          </draw:image>
        </draw:frame>
        <draw:frame draw:style-name="gr5" draw:text-style-name="P4" draw:layer="layout" svg:width="8.439cm" svg:height="4.75cm" svg:x="11.5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3T12:50:06.307840768</dc:date>
    <meta:editing-duration>PT29M54S</meta:editing-duration>
    <meta:editing-cycles>19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4cm" svg:height="4.751cm" xlink:href="." xlink:type="simple" chart:class="chart:bar" chart:style-name="ch1">
        <chart:plot-area chart:style-name="ch2" svg:x="0.168cm" svg:y="0.095cm" svg:width="8.104cm" svg:height="4.561cm">
          <chart:coordinate-region svg:x="0.802cm" svg:y="0.294cm" svg:width="7.47cm" svg:height="3.715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